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RẢ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<text:soft-page-break/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23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7:12</dc:date>
    <meta:editing-duration>PT6H10M25S</meta:editing-duration>
    <meta:editing-cycles>15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4" meta:character-count="937" meta:non-whitespace-character-count="815"/>
  </office:meta>
</office:document-meta>
</file>